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1.7835in"/>
    </style:style>
    <style:style style:name="co3" style:family="table-column">
      <style:table-column-properties fo:break-before="auto" style:column-width="3.1835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602in"/>
    </style:style>
    <style:style style:name="co11" style:family="table-column">
      <style:table-column-properties fo:break-before="auto" style:column-width="1.9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Droid Sans" style:font-name-complex="FreeSans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font-name="Liberation Sans" style:font-name-asian="Droid Sans" style:font-name-complex="FreeSans"/>
    </style:style>
    <style:style style:name="ce8" style:family="table-cell" style:parent-style-name="Default" style:data-style-name="N10011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0.6705in" svg:height="3.798in" svg:x="12.0827in" svg:y="0.0004in">
            <draw:object draw:notify-on-update-of-ranges="Sheet1.I2:Sheet1.I8 Sheet1.I28:Sheet1.I34 Sheet1.I57:Sheet1.I63 Sheet1.I84:Sheet1.I90 Sheet1.I111:Sheet1.I117 Sheet1.I134:Sheet1.I140 Sheet1.I166:Sheet1.I172 Sheet1.I189:Sheet1.I195 Sheet1.I218:Sheet1.I224 Sheet1.I243:Sheet1.I249 Sheet1.I261:Sheet1.I267 Sheet1.I288:Sheet1.I294 Sheet1.I313:Sheet1.I319 Sheet1.I331:Sheet1.I337 Sheet1.I346:Sheet1.I352 Sheet1.I368:Sheet1.I374 Sheet1.I386:Sheet1.I38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6602in" svg:height="3.5461in" svg:x="12.0839in" svg:y="3.8323in">
            <draw:object draw:notify-on-update-of-ranges="Sheet1.I2:Sheet1.I8 Sheet1.I28:Sheet1.I34 Sheet1.I57:Sheet1.I63 Sheet1.I84:Sheet1.I90 Sheet1.I111:Sheet1.I117 Sheet1.I134:Sheet1.I140 Sheet1.I166:Sheet1.I172 Sheet1.I189:Sheet1.I195 Sheet1.I218:Sheet1.I224 Sheet1.I243:Sheet1.I249 Sheet1.I261:Sheet1.I267 Sheet1.I288:Sheet1.I294 Sheet1.I313:Sheet1.I319 Sheet1.I331:Sheet1.I337 Sheet1.I346:Sheet1.I352 Sheet1.I368:Sheet1.I374 Sheet1.I386:Sheet1.I38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6535in" svg:height="3.5429in" svg:x="22.3957in" svg:y="3.7988in">
            <draw:object draw:notify-on-update-of-ranges="Sheet1.E2:Sheet1.E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.6705in" svg:height="3.798in" svg:x="22.7134in" svg:y="0.0004in">
            <draw:object draw:notify-on-update-of-ranges="Sheet1.I2:Sheet1.I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591in" svg:height="5.2039in" svg:x="33.4197in" svg:y="2.4429in">
            <draw:object draw:notify-on-update-of-ranges="Sheet1.AI2:Sheet1.AI11 Sheet1.AJ1:Sheet1.AJ1 Sheet1.AJ2:Sheet1.AJ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Sub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t_sum (min)</text:p>
          </table:table-cell>
          <table:table-cell office:value-type="string" calcext:value-type="string">
            <text:p>t_sum (hours)</text:p>
          </table:table-cell>
          <table:table-cell office:value-type="string" calcext:value-type="string">
            <text:p>t_sum (1.5hours)</text:p>
          </table:table-cell>
          <table:table-cell office:value-type="string" calcext:value-type="string">
            <text:p>t_sum (days)</text:p>
          </table:table-cell>
          <table:table-cell office:value-type="string" calcext:value-type="string">
            <text:p>t_sub (by day)</text:p>
          </table:table-cell>
          <table:table-cell table:number-columns-repeated="25"/>
          <table:table-cell office:value-type="string" calcext:value-type="string">
            <text:p>Subject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Начал проверять тетрадь. Готов первый радел.</text:p>
          </table:table-cell>
          <table:table-cell office:value-type="float" office:value="30" calcext:value-type="float">
            <text:p>30</text:p>
          </table:table-cell>
          <table:table-cell table:formula="of:=SUM([.$D2:.$D26])" office:value-type="float" office:value="1193" calcext:value-type="float">
            <text:p>1193</text:p>
          </table:table-cell>
          <table:table-cell table:style-name="ce7" table:formula="of:=ROUND([.$E2]/60)" office:value-type="float" office:value="20" calcext:value-type="float">
            <text:p>20</text:p>
          </table:table-cell>
          <table:table-cell table:formula="of:=ROUND(SUM([.$E2])/90)" office:value-type="float" office:value="13" calcext:value-type="float">
            <text:p>13</text:p>
          </table:table-cell>
          <table:table-cell table:formula="of:=SUM([.$E2])/60/24" office:value-type="float" office:value="0.828472222222222" calcext:value-type="float">
            <text:p>0.8284722222</text:p>
          </table:table-cell>
          <table:table-cell table:formula="of:=SUM([.D2:.D4])" office:value-type="float" office:value="105" calcext:value-type="float">
            <text:p>105</text:p>
          </table:table-cell>
          <table:table-cell table:number-columns-repeated="25"/>
          <table:table-cell office:value-type="string" calcext:value-type="string">
            <text:p>Экология</text:p>
          </table:table-cell>
          <table:table-cell table:style-name="ce7" table:formula="of:=SUMIF([.$B$2:.$B$500];[.AI2];[.$D$2:.$D$500])" office:value-type="float" office:value="30" calcext:value-type="float">
            <text:p>30</text:p>
          </table:table-cell>
          <table:table-cell table:style-name="ce8" table:formula="of:=([.$AJ2]/[.$AJ$13]*100)%" office:value-type="percentage" office:value="0.00136761487964989" calcext:value-type="percentage">
            <text:p>0.14%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Машина Тьюринга. №1.1-1.5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5:.D12])" office:value-type="float" office:value="198" calcext:value-type="float">
            <text:p>198</text:p>
          </table:table-cell>
          <table:table-cell table:number-columns-repeated="25"/>
          <table:table-cell office:value-type="string" calcext:value-type="string">
            <text:p>Алгоритмы</text:p>
          </table:table-cell>
          <table:table-cell table:style-name="ce7" table:formula="of:=SUMIF([.$B$2:.$B$500];[.AI3];[.$D$2:.$D$500])" office:value-type="float" office:value="185" calcext:value-type="float">
            <text:p>185</text:p>
          </table:table-cell>
          <table:table-cell table:style-name="ce8" table:formula="of:=([.$AJ3]/[.$AJ$13]*100)%" office:value-type="percentage" office:value="0.00843362509117432" calcext:value-type="percentage">
            <text:p>0.84%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ая задача 1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D13:.D14])" office:value-type="float" office:value="90" calcext:value-type="float">
            <text:p>90</text:p>
          </table:table-cell>
          <table:table-cell table:number-columns-repeated="25"/>
          <table:table-cell office:value-type="string" calcext:value-type="string">
            <text:p>Информатика</text:p>
          </table:table-cell>
          <table:table-cell table:style-name="ce7" table:formula="of:=SUMIF([.$B$2:.$B$500];[.AI4];[.$D$2:.$D$500])" office:value-type="float" office:value="950" calcext:value-type="float">
            <text:p>950</text:p>
          </table:table-cell>
          <table:table-cell table:style-name="ce8" table:formula="of:=([.$AJ4]/[.$AJ$13]*100)%" office:value-type="percentage" office:value="0.0433078045222465" calcext:value-type="percentage">
            <text:p>4.33%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ая задача 1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15:.D17])" office:value-type="float" office:value="330" calcext:value-type="float">
            <text:p>330</text:p>
          </table:table-cell>
          <table:table-cell table:number-columns-repeated="25"/>
          <table:table-cell office:value-type="string" calcext:value-type="string">
            <text:p>История</text:p>
          </table:table-cell>
          <table:table-cell table:style-name="ce7" table:formula="of:=SUMIF([.$B$2:.$B$500];[.AI5];[.$D$2:.$D$500])" office:value-type="float" office:value="20" calcext:value-type="float">
            <text:p>20</text:p>
          </table:table-cell>
          <table:table-cell table:style-name="ce8" table:formula="of:=([.$AJ5]/[.$AJ$13]*100)%" office:value-type="percentage" office:value="0.000911743253099927" calcext:value-type="percentage">
            <text:p>0.09%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2 задание. №1(2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18:.D21])" office:value-type="float" office:value="330" calcext:value-type="float">
            <text:p>330</text:p>
          </table:table-cell>
          <table:table-cell table:number-columns-repeated="25"/>
          <table:table-cell office:value-type="string" calcext:value-type="string">
            <text:p>Английский язык</text:p>
          </table:table-cell>
          <table:table-cell table:style-name="ce7" table:formula="of:=SUMIF([.$B$2:.$B$500];[.AI6];[.$D$2:.$D$500])" office:value-type="float" office:value="2245" calcext:value-type="float">
            <text:p>2245</text:p>
          </table:table-cell>
          <table:table-cell table:style-name="ce8" table:formula="of:=([.$AJ6]/[.$AJ$13]*100)%" office:value-type="percentage" office:value="0.102343180160467" calcext:value-type="percentage">
            <text:p>10.23%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#Кофе Автомат</text:p>
          </table:table-cell>
          <table:table-cell table:number-columns-repeated="6"/>
          <table:table-cell table:formula="of:=SUM([.D22:.D24])" office:value-type="float" office:value="90" calcext:value-type="float">
            <text:p>90</text:p>
          </table:table-cell>
          <table:table-cell table:number-columns-repeated="25"/>
          <table:table-cell office:value-type="string" calcext:value-type="string">
            <text:p>АЛКТГ</text:p>
          </table:table-cell>
          <table:table-cell table:style-name="ce7" table:formula="of:=SUMIF([.$B$2:.$B$500];[.AI7];[.$D$2:.$D$500])" office:value-type="float" office:value="2473" calcext:value-type="float">
            <text:p>2473</text:p>
          </table:table-cell>
          <table:table-cell table:style-name="ce8" table:formula="of:=([.$AJ7]/[.$AJ$13]*100)%" office:value-type="percentage" office:value="0.112737053245806" calcext:value-type="percentage">
            <text:p>11.27%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2 задание. I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D25:.D26])" office:value-type="float" office:value="50" calcext:value-type="float">
            <text:p>50</text:p>
          </table:table-cell>
          <table:table-cell table:number-columns-repeated="25"/>
          <table:table-cell office:value-type="string" calcext:value-type="string">
            <text:p>Лабы по общей физике</text:p>
          </table:table-cell>
          <table:table-cell table:style-name="ce7" table:formula="of:=SUMIF([.$B$2:.$B$500];[.AI8];[.$D$2:.$D$500])" office:value-type="float" office:value="3651" calcext:value-type="float">
            <text:p>3651</text:p>
          </table:table-cell>
          <table:table-cell table:style-name="ce8" table:formula="of:=([.$AJ8]/[.$AJ$13]*100)%" office:value-type="percentage" office:value="0.166438730853392" calcext:value-type="percentage">
            <text:p>16.64%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ние №1.12</text:p>
          </table:table-cell>
          <table:table-cell office:value-type="float" office:value="44" calcext:value-type="float">
            <text:p>44</text:p>
          </table:table-cell>
          <table:table-cell table:number-columns-repeated="30"/>
          <table:table-cell office:value-type="string" calcext:value-type="string">
            <text:p>Физика</text:p>
          </table:table-cell>
          <table:table-cell table:style-name="ce7" table:formula="of:=SUMIF([.$B$2:.$B$500];[.AI9];[.$D$2:.$D$500])" office:value-type="float" office:value="3586" calcext:value-type="float">
            <text:p>3586</text:p>
          </table:table-cell>
          <table:table-cell table:style-name="ce8" table:formula="of:=([.$AJ9]/[.$AJ$13]*100)%" office:value-type="percentage" office:value="0.163475565280817" calcext:value-type="percentage">
            <text:p>16.35%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ние №1.20</text:p>
          </table:table-cell>
          <table:table-cell office:value-type="float" office:value="35" calcext:value-type="float">
            <text:p>35</text:p>
          </table:table-cell>
          <table:table-cell table:number-columns-repeated="30"/>
          <table:table-cell office:value-type="string" calcext:value-type="string">
            <text:p>Аналитическая геометрия</text:p>
          </table:table-cell>
          <table:table-cell table:style-name="ce7" table:formula="of:=SUMIF([.$B$2:.$B$500];[.AI10];[.$D$2:.$D$500])" office:value-type="float" office:value="3618" calcext:value-type="float">
            <text:p>3618</text:p>
          </table:table-cell>
          <table:table-cell table:style-name="ce8" table:formula="of:=([.$AJ10]/[.$AJ$13]*100)%" office:value-type="percentage" office:value="0.164934354485777" calcext:value-type="percentage">
            <text:p>16.49%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ние №1.28</text:p>
          </table:table-cell>
          <table:table-cell office:value-type="float" office:value="18" calcext:value-type="float">
            <text:p>18</text:p>
          </table:table-cell>
          <table:table-cell table:number-columns-repeated="30"/>
          <table:table-cell office:value-type="string" calcext:value-type="string">
            <text:p>Математический анализ</text:p>
          </table:table-cell>
          <table:table-cell table:style-name="ce7" table:formula="of:=SUMIF([.$B$2:.$B$500];[.AI11];[.$D$2:.$D$500])" office:value-type="float" office:value="5178" calcext:value-type="float">
            <text:p>5178</text:p>
          </table:table-cell>
          <table:table-cell table:style-name="ce8" table:formula="of:=([.$AJ11]/[.$AJ$13]*100)%" office:value-type="percentage" office:value="0.236050328227571" calcext:value-type="percentage">
            <text:p>23.61%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ние №2.4</text:p>
          </table:table-cell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string" calcext:value-type="string">
            <text:p>#Кофе x3 Автомат</text:p>
          </table:table-cell>
          <table:table-cell table:number-columns-repeated="32"/>
          <table:table-cell office:value-type="string" calcext:value-type="string">
            <text:p>Total</text:p>
          </table:table-cell>
          <table:table-cell table:formula="of:=SUM([.AJ2:.AJ11])" office:value-type="float" office:value="21936" calcext:value-type="float">
            <text:p>21936</text:p>
          </table:table-cell>
          <table:table-cell table:style-name="ce8" table:formula="of:=([.$AJ13]/[.$AJ$13]*100)%" office:value-type="percentage" office:value="1" calcext:value-type="percentage">
            <text:p>100.00%</text:p>
          </table:table-cell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ТО 2x&lt;0&gt;+3x&lt;1&gt;</text:p>
          </table:table-cell>
          <table:table-cell office:value-type="float" office:value="90" calcext:value-type="float">
            <text:p>90</text:p>
          </table:table-cell>
          <table:table-cell table:number-columns-repeated="33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Тетрадь проверена</text:p>
          </table:table-cell>
          <table:table-cell office:value-type="float" office:value="90" calcext:value-type="float">
            <text:p>90</text:p>
          </table:table-cell>
          <table:table-cell table:number-columns-repeated="33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For Esme with love</text:p>
          </table:table-cell>
          <table:table-cell office:value-type="float" office:value="180" calcext:value-type="float">
            <text:p>180</text:p>
          </table:table-cell>
          <table:table-cell table:number-columns-repeated="33"/>
        </table:table-row>
        <table:table-row table:style-name="ro2"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Момент инерции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string" calcext:value-type="string">
            <text:p>#Кофе x2 Автомат</text:p>
          </table:table-cell>
          <table:table-cell table:number-columns-repeated="35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ТО 2x&lt;1&gt;+1x&lt;3&gt;</text:p>
          </table:table-cell>
          <table:table-cell office:value-type="float" office:value="90" calcext:value-type="float">
            <text:p>90</text:p>
          </table:table-cell>
          <table:table-cell table:number-columns-repeated="33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Момент инерции</text:p>
          </table:table-cell>
          <table:table-cell office:value-type="float" office:value="240" calcext:value-type="float">
            <text:p>240</text:p>
          </table:table-cell>
          <table:table-cell table:number-columns-repeated="33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string" calcext:value-type="string">
            <text:p>#Кофе Автомат</text:p>
          </table:table-cell>
          <table:table-cell table:number-columns-repeated="35"/>
        </table:table-row>
        <table:table-row table:style-name="ro1">
          <table:table-cell office:value-type="date" office:date-value="2012-10-06" calcext:value-type="date">
            <text:p>2012-10-06</text:p>
          </table:table-cell>
          <table:table-cell office:value-type="string" calcext:value-type="string">
            <text:p>Физика </text:p>
          </table:table-cell>
          <table:table-cell office:value-type="string" calcext:value-type="string">
            <text:p>СТО 1x&lt;1&gt;+1x&lt;3&gt;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06" calcext:value-type="date">
            <text:p>2012-10-06</text:p>
          </table:table-cell>
          <table:table-cell office:value-type="string" calcext:value-type="string">
            <text:p>#Кофе Автомат</text:p>
          </table:table-cell>
          <table:table-cell table:number-columns-repeated="35"/>
        </table:table-row>
        <table:table-row table:style-name="ro1">
          <table:table-cell office:value-type="date" office:date-value="2012-10-06" calcext:value-type="date">
            <text:p>2012-10-0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Тьюринг:скобки, 3.1, 3.2, 3.4 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date" office:date-value="2012-10-07" calcext:value-type="date">
            <text:p>2012-10-0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07" calcext:value-type="date">
            <text:p>2012-10-07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Задача 042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Задание 1. №2: вопросы 1 и 2 (TeX)</text:p>
          </table:table-cell>
          <table:table-cell office:value-type="float" office:value="60" calcext:value-type="float">
            <text:p>60</text:p>
          </table:table-cell>
          <table:table-cell table:formula="of:=SUM([.$D28:.$D55])" office:value-type="float" office:value="1312" calcext:value-type="float">
            <text:p>1312</text:p>
          </table:table-cell>
          <table:table-cell table:style-name="ce7" table:formula="of:=ROUND([.$E28]/60)" office:value-type="float" office:value="22" calcext:value-type="float">
            <text:p>22</text:p>
          </table:table-cell>
          <table:table-cell table:formula="of:=ROUND(SUM([.$E28])/90)" office:value-type="float" office:value="15" calcext:value-type="float">
            <text:p>15</text:p>
          </table:table-cell>
          <table:table-cell table:formula="of:=SUM([.$E28])/60/24" office:value-type="float" office:value="0.911111111111111" calcext:value-type="float">
            <text:p>0.9111111111</text:p>
          </table:table-cell>
          <table:table-cell table:formula="of:=SUM([.D28:.D31])" office:value-type="float" office:value="152" calcext:value-type="float">
            <text:p>152</text:p>
          </table:table-cell>
          <table:table-cell table:number-columns-repeated="28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задачи 12, 13, 14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D32])" office:value-type="float" office:value="60" calcext:value-type="float">
            <text:p>60</text:p>
          </table:table-cell>
          <table:table-cell table:number-columns-repeated="28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Задание 1. №2: вопросы 3 и 4 (TeX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кошмарный посвят</text:p>
          </table:table-cell>
          <table:table-cell/>
          <table:table-cell table:formula="of:=SUM([.D33:.D35])" office:value-type="float" office:value="240" calcext:value-type="float">
            <text:p>240</text:p>
          </table:table-cell>
          <table:table-cell table:number-columns-repeated="28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2 задачи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кошмарный посвят</text:p>
          </table:table-cell>
          <table:table-cell/>
          <table:table-cell table:formula="of:=SUM([.D36:.D40])" office:value-type="float" office:value="215" calcext:value-type="float">
            <text:p>215</text:p>
          </table:table-cell>
          <table:table-cell table:number-columns-repeated="28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кошмарный посвят</text:p>
          </table:table-cell>
          <table:table-cell/>
          <table:table-cell table:formula="of:=SUM([.D41:.D49])" office:value-type="float" office:value="420" calcext:value-type="float">
            <text:p>420</text:p>
          </table:table-cell>
          <table:table-cell table:number-columns-repeated="28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кошмарный посвят</text:p>
          </table:table-cell>
          <table:table-cell/>
          <table:table-cell table:formula="of:=SUM([.D50:.D52])"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Конспекты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кошмарный посвят</text:p>
          </table:table-cell>
          <table:table-cell/>
          <table:table-cell table:formula="of:=SUM([.D53:.D55])" office:value-type="float" office:value="180" calcext:value-type="float">
            <text:p>180</text:p>
          </table:table-cell>
          <table:table-cell table:number-columns-repeated="28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Задание 2. Без результата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кошмарный посвят</text:p>
          </table:table-cell>
          <table:table-cell table:number-columns-repeated="30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Д/з (av+2ex)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8.38 (черн.)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Еще раз тетрадь, конспекты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8.38, 8.42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8.48, 8.59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8.43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Задача 277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Теория по колебаниям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и 8.73, 8.76, попытка 8.69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Задачи 277.1-28.2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Одна задача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2.11, 2.12 (плохо)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1 задача, идея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Переделал 2.12 (метро)</text:p>
          </table:table-cell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date" office:date-value="2012-10-13" calcext:value-type="date">
            <text:p>2012-10-13</text:p>
          </table:table-cell>
          <table:table-cell office:value-type="string" calcext:value-type="string">
            <text:p>#Кофе x1 Автомат</text:p>
          </table:table-cell>
          <table:table-cell table:number-columns-repeated="35"/>
        </table:table-row>
        <table:table-row table:style-name="ro1">
          <table:table-cell office:value-type="date" office:date-value="2012-10-13" calcext:value-type="date">
            <text:p>2012-10-1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8.69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13" calcext:value-type="date">
            <text:p>2012-10-13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1 задача, реализация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14" calcext:value-type="date">
            <text:p>2012-10-14</text:p>
          </table:table-cell>
          <table:table-cell office:value-type="string" calcext:value-type="string">
            <text:p>#Кофе x1.5 (чашки)</text:p>
          </table:table-cell>
          <table:table-cell table:number-columns-repeated="35"/>
        </table:table-row>
        <table:table-row table:style-name="ro1">
          <table:table-cell office:value-type="date" office:date-value="2012-10-14" calcext:value-type="date">
            <text:p>2012-10-1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ллоквиум, вопросы 1,3-11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0-14" calcext:value-type="date">
            <text:p>2012-10-14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3 задача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билета</text:p>
          </table:table-cell>
          <table:table-cell office:value-type="float" office:value="60" calcext:value-type="float">
            <text:p>60</text:p>
          </table:table-cell>
          <table:table-cell table:formula="of:=SUM([.$D57:.$D82])" office:value-type="float" office:value="1274" calcext:value-type="float">
            <text:p>1274</text:p>
          </table:table-cell>
          <table:table-cell table:style-name="ce7" table:formula="of:=ROUND([.$E57]/60)" office:value-type="float" office:value="21" calcext:value-type="float">
            <text:p>21</text:p>
          </table:table-cell>
          <table:table-cell table:formula="of:=ROUND(SUM([.$E57])/90)" office:value-type="float" office:value="14" calcext:value-type="float">
            <text:p>14</text:p>
          </table:table-cell>
          <table:table-cell table:formula="of:=SUM([.$E57])/60/24" office:value-type="float" office:value="0.884722222222222" calcext:value-type="float">
            <text:p>0.8847222222</text:p>
          </table:table-cell>
          <table:table-cell table:formula="of:=SUM([.D57:.D57])" office:value-type="float" office:value="60" calcext:value-type="float">
            <text:p>60</text:p>
          </table:table-cell>
          <table:table-cell table:number-columns-repeated="28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2 задачи (2.18, 2.34)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D58:.D61])" office:value-type="float" office:value="284" calcext:value-type="float">
            <text:p>284</text:p>
          </table:table-cell>
          <table:table-cell table:number-columns-repeated="28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нулевые задачи (15, 16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62:.D66])" office:value-type="float" office:value="145" calcext:value-type="float">
            <text:p>145</text:p>
          </table:table-cell>
          <table:table-cell table:number-columns-repeated="28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2а-2г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SUM([.D67:.D76])" office:value-type="float" office:value="330" calcext:value-type="float">
            <text:p>330</text:p>
          </table:table-cell>
          <table:table-cell table:number-columns-repeated="28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1 задача, идея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77:.D80])" office:value-type="float" office:value="295" calcext:value-type="float">
            <text:p>295</text:p>
          </table:table-cell>
          <table:table-cell table:number-columns-repeated="28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№2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[.D81]" office:value-type="float" office:value="40" calcext:value-type="float">
            <text:p>40</text:p>
          </table:table-cell>
          <table:table-cell table:number-columns-repeated="28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[.D82]" office:value-type="float" office:value="120" calcext:value-type="float">
            <text:p>120</text:p>
          </table:table-cell>
          <table:table-cell table:number-columns-repeated="28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Av 2.2, av2.3a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 (доделал)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№36(2), попытка №55(2)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6.4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7.5 (-)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7.5 (-)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№55(2) (-)</text:p>
          </table:table-cell>
          <table:table-cell office:value-type="float" office:value="60" calcext:value-type="float">
            <text:p>60</text:p>
          </table:table-cell>
          <table:table-cell table:style-name="ce6"/>
          <table:table-cell table:number-columns-repeated="32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7.5 (идея)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№55(2) (-)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Рассказ о путешественнике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Теория по 1.1.5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7.5 (+)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2 задач</text:p>
          </table:table-cell>
          <table:table-cell office:value-type="float" office:value="195" calcext:value-type="float">
            <text:p>195</text:p>
          </table:table-cell>
          <table:table-cell table:number-columns-repeated="33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20" calcext:value-type="date">
            <text:p>2012-10-2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6.15 (черновик)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21" calcext:value-type="date">
            <text:p>2012-10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Текст</text:p>
          </table:table-cell>
          <table:table-cell office:value-type="float" office:value="30" calcext:value-type="float">
            <text:p>30</text:p>
          </table:table-cell>
          <table:table-cell table:formula="of:=SUM([.$D84:.$D109])" office:value-type="float" office:value="1955" calcext:value-type="float">
            <text:p>1955</text:p>
          </table:table-cell>
          <table:table-cell table:style-name="ce7" table:formula="of:=ROUND([.$E84]/60)" office:value-type="float" office:value="33" calcext:value-type="float">
            <text:p>33</text:p>
          </table:table-cell>
          <table:table-cell table:formula="of:=ROUND(SUM([.$E84])/90)" office:value-type="float" office:value="22" calcext:value-type="float">
            <text:p>22</text:p>
          </table:table-cell>
          <table:table-cell table:formula="of:=SUM([.$E84])/60/24" office:value-type="float" office:value="1.35763888888889" calcext:value-type="float">
            <text:p>1.3576388889</text:p>
          </table:table-cell>
          <table:table-cell table:formula="of:=SUM([.D84:.D89])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задачи 17, 18, 19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90:.D95])" office:value-type="float" office:value="520" calcext:value-type="float">
            <text:p>520</text:p>
          </table:table-cell>
          <table:table-cell table:number-columns-repeated="28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7.72 (?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96:.D98])" office:value-type="float" office:value="285" calcext:value-type="float">
            <text:p>285</text:p>
          </table:table-cell>
          <table:table-cell table:number-columns-repeated="28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string" calcext:value-type="string">
            <text:p>Лабы по общей физике</text:p>
          </table:table-cell>
          <table:table-cell table:style-name="ce4" office:value-type="string" calcext:value-type="string">
            <text:p>Работа 1.4.5 (п. 1, п. 2: 1)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D99:.D102])" office:value-type="float" office:value="260" calcext:value-type="float">
            <text:p>260</text:p>
          </table:table-cell>
          <table:table-cell table:number-columns-repeated="28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7.136 (+), 7.72 (-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103:.D105])" office:value-type="float" office:value="385" calcext:value-type="float">
            <text:p>385</text:p>
          </table:table-cell>
          <table:table-cell table:number-columns-repeated="28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CB, WB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106:.D107])"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7.72 (-)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108:.D109])" office:value-type="float" office:value="160" calcext:value-type="float">
            <text:p>160</text:p>
          </table:table-cell>
          <table:table-cell table:number-columns-repeated="28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Работа 1.4.5 (п. 2, п. 3) хрень с порядком Ql</text:p>
          </table:table-cell>
          <table:table-cell office:value-type="float" office:value="210" calcext:value-type="float">
            <text:p>210</text:p>
          </table:table-cell>
          <table:table-cell table:number-columns-repeated="33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7.72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задачи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7.103 (эллипс!, -)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№246 (+), №150.5 (-)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Порядок Ql - ?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7.139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2 задач</text:p>
          </table:table-cell>
          <table:table-cell office:value-type="float" office:value="240" calcext:value-type="float">
            <text:p>240</text:p>
          </table:table-cell>
          <table:table-cell table:number-columns-repeated="33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7.103 (+)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Порядок Ql (решено)</text:p>
          </table:table-cell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2 задание. 1 задача + начало второй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Предколлоквиум</text:p>
          </table:table-cell>
          <table:table-cell office:value-type="float" office:value="180" calcext:value-type="float">
            <text:p>180</text:p>
          </table:table-cell>
          <table:table-cell table:number-columns-repeated="33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1.1.5, теория к 1.4.5</text:p>
          </table:table-cell>
          <table:table-cell office:value-type="float" office:value="310" calcext:value-type="float">
            <text:p>310</text:p>
          </table:table-cell>
          <table:table-cell table:number-columns-repeated="33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Дз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2 задачи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27" calcext:value-type="date">
            <text:p>2012-10-2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Контрольная (конспекты)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0-27" calcext:value-type="date">
            <text:p>2012-10-2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28" calcext:value-type="date">
            <text:p>2012-10-2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3 задачи (с предыдущей пары)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0-28" calcext:value-type="date">
            <text:p>2012-10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9 задач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t</text:p>
          </table:table-cell>
          <table:table-cell office:value-type="float" office:value="110" calcext:value-type="float">
            <text:p>110</text:p>
          </table:table-cell>
          <table:table-cell table:formula="of:=SUM([.$D111:.$D132])" office:value-type="float" office:value="1680" calcext:value-type="float">
            <text:p>1680</text:p>
          </table:table-cell>
          <table:table-cell table:style-name="ce7" table:formula="of:=ROUND([.$E111]/60)" office:value-type="float" office:value="28" calcext:value-type="float">
            <text:p>28</text:p>
          </table:table-cell>
          <table:table-cell table:formula="of:=ROUND(SUM([.$E111])/90)" office:value-type="float" office:value="19" calcext:value-type="float">
            <text:p>19</text:p>
          </table:table-cell>
          <table:table-cell table:formula="of:=SUM([.$E111])/60/24" office:value-type="float" office:value="1.16666666666667" calcext:value-type="float">
            <text:p>1.1666666667</text:p>
          </table:table-cell>
          <table:table-cell table:formula="of:=SUM([.D111:.D115])" office:value-type="float" office:value="200" calcext:value-type="float">
            <text:p>200</text:p>
          </table:table-cell>
          <table:table-cell table:number-columns-repeated="28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2 билета + конспекты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116:.D118])" office:value-type="float" office:value="120" calcext:value-type="float">
            <text:p>120</text:p>
          </table:table-cell>
          <table:table-cell table:number-columns-repeated="28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D119:.D121])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2 задачи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22:.D123])" office:value-type="float" office:value="390" calcext:value-type="float">
            <text:p>390</text:p>
          </table:table-cell>
          <table:table-cell table:number-columns-repeated="28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D124:.D130])" office:value-type="float" office:value="420" calcext:value-type="float">
            <text:p>420</text:p>
          </table:table-cell>
          <table:table-cell table:number-columns-repeated="28"/>
        </table:table-row>
        <table:table-row table:style-name="ro1">
          <table:table-cell office:value-type="date" office:date-value="2012-10-30" calcext:value-type="date">
            <text:p>2012-10-3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9.1 (1 часть)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131:.D131])" office:value-type="float" office:value="40" calcext:value-type="float">
            <text:p>40</text:p>
          </table:table-cell>
          <table:table-cell table:number-columns-repeated="28"/>
        </table:table-row>
        <table:table-row table:style-name="ro1">
          <table:table-cell office:value-type="date" office:date-value="2012-10-30" calcext:value-type="date">
            <text:p>2012-10-30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2.5 задачи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132:.D132])" office:value-type="float" office:value="210" calcext:value-type="float">
            <text:p>210</text:p>
          </table:table-cell>
          <table:table-cell table:number-columns-repeated="28"/>
        </table:table-row>
        <table:table-row table:style-name="ro1">
          <table:table-cell office:value-type="date" office:date-value="2012-10-30" calcext:value-type="date">
            <text:p>2012-10-3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9.1 (2 часть)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hree men in a boat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ча + 0.9 задач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table:style-name="ce2" office:value-type="date" office:date-value="2012-10-31" calcext:value-type="date">
            <text:p>2012-10-3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hree men in a boat</text:p>
          </table:table-cell>
          <table:table-cell office:value-type="float" office:value="180" calcext:value-type="float">
            <text:p>180</text:p>
          </table:table-cell>
          <table:table-cell table:number-columns-repeated="33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hree men in a boat</text:p>
          </table:table-cell>
          <table:table-cell office:value-type="float" office:value="360" calcext:value-type="float">
            <text:p>360</text:p>
          </table:table-cell>
          <table:table-cell table:number-columns-repeated="33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hree men in a boat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string" calcext:value-type="string">
            <text:p>Лабы по общей физике</text:p>
          </table:table-cell>
          <table:table-cell table:style-name="ce4" office:value-type="string" calcext:value-type="string">
            <text:p>Лаба 1.1.5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hree men in a boat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9.108 (+), 9.113 (+), 9.162 (-)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Теория</text:p>
          </table:table-cell>
          <table:table-cell office:value-type="float" office:value="180" calcext:value-type="float">
            <text:p>180</text:p>
          </table:table-cell>
          <table:table-cell table:number-columns-repeated="33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Проверка, новая лаба 1.1.6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03" calcext:value-type="date">
            <text:p>2012-11-0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Новая лаба 1.1.6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1-04" calcext:value-type="date">
            <text:p>2012-11-0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9.162, 9.173, 9.181 (-)</text:p>
          </table:table-cell>
          <table:table-cell office:value-type="float" office:value="210" calcext:value-type="float">
            <text:p>21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9.181 (+-)</text:p>
          </table:table-cell>
          <table:table-cell office:value-type="float" office:value="30" calcext:value-type="float">
            <text:p>30</text:p>
          </table:table-cell>
          <table:table-cell table:formula="of:=SUM([.$D134:.$D164])" office:value-type="float" office:value="2572" calcext:value-type="float">
            <text:p>2572</text:p>
          </table:table-cell>
          <table:table-cell table:style-name="ce7" table:formula="of:=ROUND([.$E134]/60)" office:value-type="float" office:value="43" calcext:value-type="float">
            <text:p>43</text:p>
          </table:table-cell>
          <table:table-cell table:formula="of:=ROUND(SUM([.$E134])/90)" office:value-type="float" office:value="29" calcext:value-type="float">
            <text:p>29</text:p>
          </table:table-cell>
          <table:table-cell table:formula="of:=SUM([.$E134])/60/24" office:value-type="float" office:value="1.78611111111111" calcext:value-type="float">
            <text:p>1.7861111111</text:p>
          </table:table-cell>
          <table:table-cell table:formula="of:=SUM([.D134:.D138])" office:value-type="float" office:value="242" calcext:value-type="float">
            <text:p>242</text:p>
          </table:table-cell>
          <table:table-cell table:number-columns-repeated="28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omplexity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139:.D146])" office:value-type="float" office:value="473" calcext:value-type="float">
            <text:p>473</text:p>
          </table:table-cell>
          <table:table-cell table:number-columns-repeated="28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5 задач (№8+, №10 – 0гр+)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SUM([.D148:.D151])" office:value-type="float" office:value="410" calcext:value-type="float">
            <text:p>410</text:p>
          </table:table-cell>
          <table:table-cell table:number-columns-repeated="28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52:.D155])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Новая лаба 1.2.3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156:.D157])" office:value-type="float" office:value="400" calcext:value-type="float">
            <text:p>400</text:p>
          </table:table-cell>
          <table:table-cell table:number-columns-repeated="28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1 задача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D158:.D161])" office:value-type="float" office:value="365" calcext:value-type="float">
            <text:p>365</text:p>
          </table:table-cell>
          <table:table-cell table:number-columns-repeated="28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6 задач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162:.D164])" office:value-type="float" office:value="382" calcext:value-type="float">
            <text:p>382</text:p>
          </table:table-cell>
          <table:table-cell table:number-columns-repeated="28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5 задач</text:p>
          </table:table-cell>
          <table:table-cell office:value-type="float" office:value="90" calcext:value-type="float">
            <text:p>90</text:p>
          </table:table-cell>
          <table:table-cell table:number-columns-repeated="33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2 задачи</text:p>
          </table:table-cell>
          <table:table-cell office:value-type="float" office:value="88" calcext:value-type="float">
            <text:p>88</text:p>
          </table:table-cell>
          <table:table-cell table:number-columns-repeated="33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4 задачи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6 задач</text:p>
          </table:table-cell>
          <table:table-cell office:value-type="float" office:value="100" calcext:value-type="float">
            <text:p>100</text:p>
          </table:table-cell>
          <table:table-cell table:number-columns-repeated="33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1 задача [n1xn2]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Физика</text:p>
          </table:table-cell>
          <table:table-cell table:style-name="ce5" office:value-type="string" calcext:value-type="string">
            <text:p>1 задача (-)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Кофе (3-4s)</text:p>
          </table:table-cell>
          <table:table-cell table:number-columns-repeated="35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1 задача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2 задачи</text:p>
          </table:table-cell>
          <table:table-cell office:value-type="float" office:value="90" calcext:value-type="float">
            <text:p>90</text:p>
          </table:table-cell>
          <table:table-cell table:number-columns-repeated="33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ча (делимость), 1 задача (-, НОД)</text:p>
          </table:table-cell>
          <table:table-cell office:value-type="float" office:value="240" calcext:value-type="float">
            <text:p>240</text:p>
          </table:table-cell>
          <table:table-cell table:number-columns-repeated="33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80" calcext:value-type="float">
            <text:p>80</text:p>
          </table:table-cell>
          <table:table-cell table:number-columns-repeated="33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80" calcext:value-type="float">
            <text:p>80</text:p>
          </table:table-cell>
          <table:table-cell table:number-columns-repeated="33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Осциллограф (1.1.6)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Осциллограф, новая лаба 1.2.3</text:p>
          </table:table-cell>
          <table:table-cell office:value-type="float" office:value="390" calcext:value-type="float">
            <text:p>390</text:p>
          </table:table-cell>
          <table:table-cell table:number-columns-repeated="33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date" office:date-value="2012-11-10" calcext:value-type="date">
            <text:p>2012-11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Новая лаба 1.1.6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10" calcext:value-type="date">
            <text:p>2012-11-1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1-10" calcext:value-type="date">
            <text:p>2012-11-10</text:p>
          </table:table-cell>
          <table:table-cell office:value-type="string" calcext:value-type="string">
            <text:p>Кофе (6s)</text:p>
          </table:table-cell>
          <table:table-cell table:number-columns-repeated="35"/>
        </table:table-row>
        <table:table-row table:style-name="ro1">
          <table:table-cell office:value-type="date" office:date-value="2012-11-10" calcext:value-type="date">
            <text:p>2012-11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10</text:p>
          </table:table-cell>
          <table:table-cell office:value-type="float" office:value="330" calcext:value-type="float">
            <text:p>330</text:p>
          </table:table-cell>
          <table:table-cell table:number-columns-repeated="33"/>
        </table:table-row>
        <table:table-row table:style-name="ro1">
          <table:table-cell office:value-type="date" office:date-value="2012-11-11" calcext:value-type="date">
            <text:p>2012-11-1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задание, 9 задач (I)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1-11" calcext:value-type="date">
            <text:p>2012-11-1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задание, 7 задач (I)</text:p>
          </table:table-cell>
          <table:table-cell office:value-type="float" office:value="142" calcext:value-type="float">
            <text:p>142</text:p>
          </table:table-cell>
          <table:table-cell table:number-columns-repeated="33"/>
        </table:table-row>
        <table:table-row table:style-name="ro1">
          <table:table-cell office:value-type="date" office:date-value="2012-11-11" calcext:value-type="date">
            <text:p>2012-11-1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задание, 6 задач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II задание. 5 задач</text:p>
          </table:table-cell>
          <table:table-cell office:value-type="float" office:value="230" calcext:value-type="float">
            <text:p>230</text:p>
          </table:table-cell>
          <table:table-cell table:formula="of:=SUM([.$D166:.$D187])" office:value-type="float" office:value="2076" calcext:value-type="float">
            <text:p>2076</text:p>
          </table:table-cell>
          <table:table-cell table:style-name="ce7" table:formula="of:=ROUND([.$E166]/60)" office:value-type="float" office:value="35" calcext:value-type="float">
            <text:p>35</text:p>
          </table:table-cell>
          <table:table-cell table:formula="of:=ROUND(SUM([.$E166])/90)" office:value-type="float" office:value="23" calcext:value-type="float">
            <text:p>23</text:p>
          </table:table-cell>
          <table:table-cell table:formula="of:=SUM([.$E166])/60/24" office:value-type="float" office:value="1.44166666666667" calcext:value-type="float">
            <text:p>1.4416666667</text:p>
          </table:table-cell>
          <table:table-cell table:formula="of:=SUM([.D166:.D168])" office:value-type="float" office:value="360" calcext:value-type="float">
            <text:p>360</text:p>
          </table:table-cell>
          <table:table-cell table:number-columns-repeated="28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string" calcext:value-type="string">
            <text:p>Аналитическая геометрия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169:.D169])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t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SUM([.D170:.D172])" office:value-type="float" office:value="270" calcext:value-type="float">
            <text:p>270</text:p>
          </table:table-cell>
          <table:table-cell table:number-columns-repeated="28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string" calcext:value-type="string">
            <text:p>Аналитическая геометрия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4"/>
          <table:table-cell table:formula="of:=SUM([.D173:.D177])" office:value-type="float" office:value="160" calcext:value-type="float">
            <text:p>160</text:p>
          </table:table-cell>
          <table:table-cell table:number-columns-repeated="28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string" calcext:value-type="string">
            <text:p>Аналитическая геометрия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178:.D181])" office:value-type="float" office:value="386" calcext:value-type="float">
            <text:p>386</text:p>
          </table:table-cell>
          <table:table-cell table:number-columns-repeated="28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string" calcext:value-type="string">
            <text:p>Аналитическая геометрия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  <table:table-cell table:formula="of:=SUM([.D182:.D184])" office:value-type="float" office:value="440" calcext:value-type="float">
            <text:p>440</text:p>
          </table:table-cell>
          <table:table-cell table:number-columns-repeated="28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185:.D187])" office:value-type="float" office:value="160" calcext:value-type="float">
            <text:p>160</text:p>
          </table:table-cell>
          <table:table-cell table:number-columns-repeated="28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t/2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ht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ht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Момент инерции 2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t/2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string" calcext:value-type="string">
            <text:p>Лабы по общей физике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malloc&amp;free, 3 задачи (valgrind)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string" calcext:value-type="string">
            <text:p>Лабы по общей физике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33"/>
        </table:table-row>
        <table:table-row table:style-name="ro1">
          <table:table-cell office:value-type="date" office:date-value="2012-11-17" calcext:value-type="date">
            <text:p>2012-11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II задание, 10 семинар</text:p>
          </table:table-cell>
          <table:table-cell office:value-type="float" office:value="240" calcext:value-type="float">
            <text:p>240</text:p>
          </table:table-cell>
          <table:table-cell table:number-columns-repeated="33"/>
        </table:table-row>
        <table:table-row table:style-name="ro1">
          <table:table-cell office:value-type="date" office:date-value="2012-11-17" calcext:value-type="date">
            <text:p>2012-11-17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Около 5 задач</text:p>
          </table:table-cell>
          <table:table-cell office:value-type="float" office:value="80" calcext:value-type="float">
            <text:p>80</text:p>
          </table:table-cell>
          <table:table-cell table:number-columns-repeated="33"/>
        </table:table-row>
        <table:table-row table:style-name="ro1">
          <table:table-cell office:value-type="date" office:date-value="2012-11-17" calcext:value-type="date">
            <text:p>2012-11-17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Задание, кр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1-18" calcext:value-type="date">
            <text:p>2012-11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1-18" calcext:value-type="date">
            <text:p>2012-11-18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кр, задача про параболы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1-18" calcext:value-type="date">
            <text:p>2012-11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5 задач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Паросочетания</text:p>
          </table:table-cell>
          <table:table-cell office:value-type="float" office:value="90" calcext:value-type="float">
            <text:p>90</text:p>
          </table:table-cell>
          <table:table-cell table:formula="of:=SUM([.$D188:.$D215])" office:value-type="float" office:value="1861" calcext:value-type="float">
            <text:p>1861</text:p>
          </table:table-cell>
          <table:table-cell table:style-name="ce7" table:formula="of:=ROUND([.$E189]/60)" office:value-type="float" office:value="31" calcext:value-type="float">
            <text:p>31</text:p>
          </table:table-cell>
          <table:table-cell table:formula="of:=ROUND(SUM([.$E189])/90)" office:value-type="float" office:value="21" calcext:value-type="float">
            <text:p>21</text:p>
          </table:table-cell>
          <table:table-cell table:formula="of:=SUM([.$E189])/60/24" office:value-type="float" office:value="1.29236111111111" calcext:value-type="float">
            <text:p>1.2923611111</text:p>
          </table:table-cell>
          <table:table-cell table:formula="of:=SUM([.D189:.D190])" office:value-type="float" office:value="130" calcext:value-type="float">
            <text:p>130</text:p>
          </table:table-cell>
          <table:table-cell table:number-columns-repeated="28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Теория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191:.D194])" office:value-type="float" office:value="361" calcext:value-type="float">
            <text:p>361</text:p>
          </table:table-cell>
          <table:table-cell table:number-columns-repeated="28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кр (переписал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195:.D199])" office:value-type="float" office:value="510" calcext:value-type="float">
            <text:p>510</text:p>
          </table:table-cell>
          <table:table-cell table:number-columns-repeated="28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йлор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SUM([.D200:.D203])" office:value-type="float" office:value="220" calcext:value-type="float">
            <text:p>220</text:p>
          </table:table-cell>
          <table:table-cell table:number-columns-repeated="28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йлор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204:.D211])" office:value-type="float" office:value="515" calcext:value-type="float">
            <text:p>515</text:p>
          </table:table-cell>
          <table:table-cell table:number-columns-repeated="28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йлор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formula="of:=SUM([.D212:.D213])" office:value-type="float" office:value="65" calcext:value-type="float">
            <text:p>65</text:p>
          </table:table-cell>
          <table:table-cell table:number-columns-repeated="28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D214:.D215])" office:value-type="float" office:value="60" calcext:value-type="float">
            <text:p>60</text:p>
          </table:table-cell>
          <table:table-cell table:number-columns-repeated="28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йлор</text:p>
          </table:table-cell>
          <table:table-cell office:value-type="float" office:value="230" calcext:value-type="float">
            <text:p>230</text:p>
          </table:table-cell>
          <table:table-cell table:number-columns-repeated="33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string" calcext:value-type="string">
            <text:p>АЛКТГ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3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string" calcext:value-type="string">
            <text:p>АЛКТГ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22" calcext:value-type="date">
            <text:p>2012-11-2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Радиус кривизны и эволюта эллипса</text:p>
          </table:table-cell>
          <table:table-cell office:value-type="float" office:value="70" calcext:value-type="float">
            <text:p>70</text:p>
          </table:table-cell>
          <table:table-cell table:number-columns-repeated="33"/>
        </table:table-row>
        <table:table-row table:style-name="ro1">
          <table:table-cell office:value-type="date" office:date-value="2012-11-22" calcext:value-type="date">
            <text:p>2012-11-2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Лопиталь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1-22" calcext:value-type="date">
            <text:p>2012-11-2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ая задача 26</text:p>
          </table:table-cell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date" office:date-value="2012-11-22" calcext:value-type="date">
            <text:p>2012-11-22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3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АЛКТГ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ория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Подготовка к контрольной</text:p>
          </table:table-cell>
          <table:table-cell office:value-type="float" office:value="180" calcext:value-type="float">
            <text:p>180</text:p>
          </table:table-cell>
          <table:table-cell table:number-columns-repeated="33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Подготовка к контрольной</text:p>
          </table:table-cell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4 задачи (включая делители)</text:p>
          </table:table-cell>
          <table:table-cell office:value-type="float" office:value="90" calcext:value-type="float">
            <text:p>90</text:p>
          </table:table-cell>
          <table:table-cell table:number-columns-repeated="33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Теория к гироскопу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Гироскоп</text:p>
          </table:table-cell>
          <table:table-cell office:value-type="float" office:value="80" calcext:value-type="float">
            <text:p>80</text:p>
          </table:table-cell>
          <table:table-cell table:number-columns-repeated="33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Гироскоп</text:p>
          </table:table-cell>
          <table:table-cell office:value-type="float" office:value="70" calcext:value-type="float">
            <text:p>70</text:p>
          </table:table-cell>
          <table:table-cell table:number-columns-repeated="33"/>
        </table:table-row>
        <table:table-row table:style-name="ro1">
          <table:table-cell office:value-type="date" office:date-value="2012-11-24" calcext:value-type="date">
            <text:p>2012-11-2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office:value-type="date" office:date-value="2012-11-24" calcext:value-type="date">
            <text:p>2012-11-2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25" calcext:value-type="date">
            <text:p>2012-11-2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ория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25" calcext:value-type="date">
            <text:p>2012-11-2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йлор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задачи 27, 28</text:p>
          </table:table-cell>
          <table:table-cell office:value-type="float" office:value="15" calcext:value-type="float">
            <text:p>15</text:p>
          </table:table-cell>
          <table:table-cell table:formula="of:=SUM([.$D217:.$D241])" office:value-type="float" office:value="1807" calcext:value-type="float">
            <text:p>1807</text:p>
          </table:table-cell>
          <table:table-cell table:style-name="ce7" table:formula="of:=ROUND([.$E218]/60)" office:value-type="float" office:value="30" calcext:value-type="float">
            <text:p>30</text:p>
          </table:table-cell>
          <table:table-cell table:formula="of:=ROUND(SUM([.$E218])/90)" office:value-type="float" office:value="20" calcext:value-type="float">
            <text:p>20</text:p>
          </table:table-cell>
          <table:table-cell table:formula="of:=SUM([.$E218])/60/24" office:value-type="float" office:value="1.25486111111111" calcext:value-type="float">
            <text:p>1.2548611111</text:p>
          </table:table-cell>
          <table:table-cell table:formula="of:=SUM([.D218:.D220])" office:value-type="float" office:value="195" calcext:value-type="float">
            <text:p>195</text:p>
          </table:table-cell>
          <table:table-cell table:number-columns-repeated="28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List2 (-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221:.D224])" office:value-type="float" office:value="480" calcext:value-type="float">
            <text:p>480</text:p>
          </table:table-cell>
          <table:table-cell table:number-columns-repeated="28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SUM([.D225:.D227])" office:value-type="float" office:value="270" calcext:value-type="float">
            <text:p>270</text:p>
          </table:table-cell>
          <table:table-cell table:number-columns-repeated="28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List2, list3 (+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28:.D233])" office:value-type="float" office:value="175" calcext:value-type="float">
            <text:p>175</text:p>
          </table:table-cell>
          <table:table-cell table:number-columns-repeated="28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4"/>
          <table:table-cell table:formula="of:=SUM([.D234:.D237])" office:value-type="float" office:value="267" calcext:value-type="float">
            <text:p>267</text:p>
          </table:table-cell>
          <table:table-cell table:number-columns-repeated="28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38:.D239])" office:value-type="float" office:value="80" calcext:value-type="float">
            <text:p>80</text:p>
          </table:table-cell>
          <table:table-cell table:number-columns-repeated="28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40:.D241])" office:value-type="float" office:value="340" calcext:value-type="float">
            <text:p>340</text:p>
          </table:table-cell>
          <table:table-cell table:number-columns-repeated="28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string" calcext:value-type="string">
            <text:p>АЛКТГ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3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Задача 010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Задача 010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Задача 010 (+)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Паросочетания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Аналитическая геометрия</text:p>
          </table:table-cell>
          <table:table-cell table:style-name="ce4" office:value-type="string" calcext:value-type="string">
            <text:p>Задача 10.3.6 :)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git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Ariel (-)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0.46-10.53 (черновик)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0.46-10.36 (5)</text:p>
          </table:table-cell>
          <table:table-cell office:value-type="float" office:value="147" calcext:value-type="float">
            <text:p>147</text:p>
          </table:table-cell>
          <table:table-cell table:number-columns-repeated="33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10.73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Ariel (-)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Ariel (-)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Теория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2-02" calcext:value-type="date">
            <text:p>2012-12-02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1 задач</text:p>
          </table:table-cell>
          <table:table-cell office:value-type="float" office:value="300" calcext:value-type="float">
            <text:p>300</text:p>
          </table:table-cell>
          <table:table-cell table:number-columns-repeated="33"/>
        </table:table-row>
        <table:table-row table:style-name="ro1">
          <table:table-cell office:value-type="date" office:date-value="2012-12-02" calcext:value-type="date">
            <text:p>2012-12-0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Задача 31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formula="of:=SUM([.$D242:.$D259])" office:value-type="float" office:value="2026" calcext:value-type="float">
            <text:p>2026</text:p>
          </table:table-cell>
          <table:table-cell table:style-name="ce7" table:formula="of:=ROUND([.$E243]/60)" office:value-type="float" office:value="34" calcext:value-type="float">
            <text:p>34</text:p>
          </table:table-cell>
          <table:table-cell table:formula="of:=ROUND(SUM([.$E243])/90)" office:value-type="float" office:value="23" calcext:value-type="float">
            <text:p>23</text:p>
          </table:table-cell>
          <table:table-cell table:formula="of:=SUM([.$E243])/60/24" office:value-type="float" office:value="1.40694444444444" calcext:value-type="float">
            <text:p>1.4069444444</text:p>
          </table:table-cell>
          <table:table-cell table:formula="of:=SUM([.D243:.D245])" office:value-type="float" office:value="150" calcext:value-type="float">
            <text:p>150</text:p>
          </table:table-cell>
          <table:table-cell table:number-columns-repeated="28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46:.D247])" office:value-type="float" office:value="330" calcext:value-type="float">
            <text:p>330</text:p>
          </table:table-cell>
          <table:table-cell table:number-columns-repeated="28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248:.D250])" office:value-type="float" office:value="240" calcext:value-type="float">
            <text:p>240</text:p>
          </table:table-cell>
          <table:table-cell table:number-columns-repeated="28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ча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table:formula="of:=SUM([.D251:.D255])" office:value-type="float" office:value="376" calcext:value-type="float">
            <text:p>376</text:p>
          </table:table-cell>
          <table:table-cell table:number-columns-repeated="28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.5 задачи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D256:.D256])" office:value-type="float" office:value="150" calcext:value-type="float">
            <text:p>150</text:p>
          </table:table-cell>
          <table:table-cell table:number-columns-repeated="28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теория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257:.D258])" office:value-type="float" office:value="180" calcext:value-type="float">
            <text:p>180</text:p>
          </table:table-cell>
          <table:table-cell table:number-columns-repeated="28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ча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SUM([.D259:.D259])" office:value-type="float" office:value="600" calcext:value-type="float">
            <text:p>600</text:p>
          </table:table-cell>
          <table:table-cell table:number-columns-repeated="28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№14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1 задача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56" calcext:value-type="float">
            <text:p>56</text:p>
          </table:table-cell>
          <table:table-cell table:number-columns-repeated="33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.5 задачи, теория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0.5 задач, теория</text:p>
          </table:table-cell>
          <table:table-cell office:value-type="float" office:value="70" calcext:value-type="float">
            <text:p>70</text:p>
          </table:table-cell>
          <table:table-cell table:number-columns-repeated="33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table:number-columns-repeated="33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1.4.3 (нелинейные). Подготовка</text:p>
          </table:table-cell>
          <table:table-cell office:value-type="float" office:value="150" calcext:value-type="float">
            <text:p>150</text:p>
          </table:table-cell>
          <table:table-cell table:number-columns-repeated="33"/>
        </table:table-row>
        <table:table-row table:style-name="ro1">
          <table:table-cell office:value-type="date" office:date-value="2012-12-08" calcext:value-type="date">
            <text:p>2012-12-0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Подготовка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2-08" calcext:value-type="date">
            <text:p>2012-12-0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2-09" calcext:value-type="date">
            <text:p>2012-12-09</text:p>
          </table:table-cell>
          <table:table-cell office:value-type="string" calcext:value-type="string">
            <text:p>Аналитическая геометрия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-е задание</text:p>
          </table:table-cell>
          <table:table-cell office:value-type="float" office:value="60" calcext:value-type="float">
            <text:p>60</text:p>
          </table:table-cell>
          <table:table-cell table:formula="of:=SUM([.$D260:.$D286])" office:value-type="float" office:value="2480" calcext:value-type="float">
            <text:p>2480</text:p>
          </table:table-cell>
          <table:table-cell table:style-name="ce7" table:formula="of:=ROUND([.$E261]/60)" office:value-type="float" office:value="41" calcext:value-type="float">
            <text:p>41</text:p>
          </table:table-cell>
          <table:table-cell table:formula="of:=ROUND(SUM([.$E261])/90)" office:value-type="float" office:value="28" calcext:value-type="float">
            <text:p>28</text:p>
          </table:table-cell>
          <table:table-cell table:formula="of:=SUM([.$E261])/60/24" office:value-type="float" office:value="1.72222222222222" calcext:value-type="float">
            <text:p>1.7222222222</text:p>
          </table:table-cell>
          <table:table-cell table:formula="of:=SUM([.D261:.D263])" office:value-type="float" office:value="100" calcext:value-type="float">
            <text:p>100</text:p>
          </table:table-cell>
          <table:table-cell table:number-columns-repeated="28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ая задача №1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264:.D270])" office:value-type="float" office:value="690" calcext:value-type="float">
            <text:p>690</text:p>
          </table:table-cell>
          <table:table-cell table:number-columns-repeated="28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Подготовка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271:.D273])" office:value-type="float" office:value="210" calcext:value-type="float">
            <text:p>210</text:p>
          </table:table-cell>
          <table:table-cell table:number-columns-repeated="28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Подготовка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274:.D276])" office:value-type="float" office:value="200" calcext:value-type="float">
            <text:p>200</text:p>
          </table:table-cell>
          <table:table-cell table:number-columns-repeated="28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ошибка в 2 раза в задаче 12.19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277:.D280])" office:value-type="float" office:value="220" calcext:value-type="float">
            <text:p>220</text:p>
          </table:table-cell>
          <table:table-cell table:number-columns-repeated="28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Теория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281:.D282])" office:value-type="float" office:value="610" calcext:value-type="float">
            <text:p>610</text:p>
          </table:table-cell>
          <table:table-cell table:number-columns-repeated="28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13 задач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table:formula="of:=SUM([.D283:.D286])" office:value-type="float" office:value="450" calcext:value-type="float">
            <text:p>450</text:p>
          </table:table-cell>
          <table:table-cell table:number-columns-repeated="28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Гироскоп</text:p>
          </table:table-cell>
          <table:table-cell office:value-type="float" office:value="210" calcext:value-type="float">
            <text:p>210</text:p>
          </table:table-cell>
          <table:table-cell table:number-columns-repeated="33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старая контрольная, лекции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 задачи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задачи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задание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Теория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string" calcext:value-type="string">
            <text:p>Аналитическая геометрия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3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string" calcext:value-type="string">
            <text:p>Аналитическая геометрия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Подготовка</text:p>
          </table:table-cell>
          <table:table-cell office:value-type="float" office:value="90" calcext:value-type="float">
            <text:p>90</text:p>
          </table:table-cell>
          <table:table-cell table:number-columns-repeated="33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Теория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ория, 1 задача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2-15" calcext:value-type="date">
            <text:p>2012-12-1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-е задание</text:p>
          </table:table-cell>
          <table:table-cell office:value-type="float" office:value="570" calcext:value-type="float">
            <text:p>570</text:p>
          </table:table-cell>
          <table:table-cell table:number-columns-repeated="33"/>
        </table:table-row>
        <table:table-row table:style-name="ro1">
          <table:table-cell office:value-type="date" office:date-value="2012-12-15" calcext:value-type="date">
            <text:p>2012-12-1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трольная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office:value-type="date" office:date-value="2012-12-16" calcext:value-type="date">
            <text:p>2012-12-1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трольная</text:p>
          </table:table-cell>
          <table:table-cell office:value-type="float" office:value="240" calcext:value-type="float">
            <text:p>240</text:p>
          </table:table-cell>
          <table:table-cell table:number-columns-repeated="33"/>
        </table:table-row>
        <table:table-row table:style-name="ro1">
          <table:table-cell office:value-type="date" office:date-value="2012-12-16" calcext:value-type="date">
            <text:p>2012-12-1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Определители (часть), I.12, 10.82</text:p>
          </table:table-cell>
          <table:table-cell office:value-type="float" office:value="110" calcext:value-type="float">
            <text:p>110</text:p>
          </table:table-cell>
          <table:table-cell table:number-columns-repeated="33"/>
        </table:table-row>
        <table:table-row table:style-name="ro1">
          <table:table-cell office:value-type="date" office:date-value="2012-12-16" calcext:value-type="date">
            <text:p>2012-12-1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Определители (-)</text:p>
          </table:table-cell>
          <table:table-cell office:value-type="float" office:value="60" calcext:value-type="float">
            <text:p>60</text:p>
          </table:table-cell>
          <table:table-cell table:number-columns-repeated="33"/>
        </table:table-row>
        <table:table-row table:style-name="ro1">
          <table:table-cell office:value-type="date" office:date-value="2012-12-16" calcext:value-type="date">
            <text:p>2012-12-16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Определители (1 задача)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2.19 fxd</text:p>
          </table:table-cell>
          <table:table-cell office:value-type="float" office:value="60" calcext:value-type="float">
            <text:p>60</text:p>
          </table:table-cell>
          <table:table-cell table:formula="of:=SUM([.$D287:.$D311])" office:value-type="float" office:value="1740" calcext:value-type="float">
            <text:p>1740</text:p>
          </table:table-cell>
          <table:table-cell table:style-name="ce7" table:formula="of:=ROUND([.$E288]/60)" office:value-type="float" office:value="29" calcext:value-type="float">
            <text:p>29</text:p>
          </table:table-cell>
          <table:table-cell table:formula="of:=ROUND(SUM([.$E288])/90)" office:value-type="float" office:value="19" calcext:value-type="float">
            <text:p>19</text:p>
          </table:table-cell>
          <table:table-cell table:formula="of:=SUM([.$E288])/60/24" office:value-type="float" office:value="1.20833333333333" calcext:value-type="float">
            <text:p>1.2083333333</text:p>
          </table:table-cell>
          <table:table-cell table:formula="of:=SUM([.D288:.D293])" office:value-type="float" office:value="320" calcext:value-type="float">
            <text:p>320</text:p>
          </table:table-cell>
          <table:table-cell table:number-columns-repeated="28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Определители (Волан-де-Морта :))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294:.D294])" office:value-type="float" office:value="60" calcext:value-type="float">
            <text:p>60</text:p>
          </table:table-cell>
          <table:table-cell table:number-columns-repeated="28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Определители (кроме **)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SUM([.D295:.D299])" office:value-type="float" office:value="280" calcext:value-type="float">
            <text:p>280</text:p>
          </table:table-cell>
          <table:table-cell table:number-columns-repeated="28"/>
        </table:table-row>
        <table:table-row table:style-name="ro2">
          <table:table-cell table:style-name="ce3" office:value-type="date" office:date-value="2012-12-17" calcext:value-type="date">
            <text:p>2012-12-1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проверка контрольной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00:.D304])" office:value-type="float" office:value="520" calcext:value-type="float">
            <text:p>520</text:p>
          </table:table-cell>
          <table:table-cell table:number-columns-repeated="28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проверка контрольной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05:.D308])" office:value-type="float" office:value="440" calcext:value-type="float">
            <text:p>440</text:p>
          </table:table-cell>
          <table:table-cell table:number-columns-repeated="28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string" calcext:value-type="string">
            <text:p>Аналитическая геометрия</text:p>
          </table:table-cell>
          <table:table-cell office:value-type="string" calcext:value-type="string">
            <text:p>проверка контрольной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309:.D31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последний семинар (-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311:.D311])" office:value-type="float" office:value="120" calcext:value-type="float">
            <text:p>120</text:p>
          </table:table-cell>
          <table:table-cell table:number-columns-repeated="28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последний семинар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Конспекты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Конспекты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Гироскоп (возможно, есть решение (шкала?))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Конспекты, книжка</text:p>
          </table:table-cell>
          <table:table-cell office:value-type="float" office:value="100" calcext:value-type="float">
            <text:p>100</text:p>
          </table:table-cell>
          <table:table-cell table:number-columns-repeated="33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АЛКТГ</text:p>
          </table:table-cell>
          <table:table-cell office:value-type="string" calcext:value-type="string">
            <text:p>Конспекты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Гироскоп (есть решение (плохой секундомер))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Гироскоп</text:p>
          </table:table-cell>
          <table:table-cell office:value-type="float" office:value="250" calcext:value-type="float">
            <text:p>250</text:p>
          </table:table-cell>
          <table:table-cell table:number-columns-repeated="33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Нелинейность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Нелинейность</text:p>
          </table:table-cell>
          <table:table-cell office:value-type="float" office:value="200" calcext:value-type="float">
            <text:p>200</text:p>
          </table:table-cell>
          <table:table-cell table:number-columns-repeated="33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Нелинейность</text:p>
          </table:table-cell>
          <table:table-cell office:value-type="float" office:value="202" calcext:value-type="float">
            <text:p>202</text:p>
          </table:table-cell>
          <table:table-cell table:number-columns-repeated="33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Нелинейность</text:p>
          </table:table-cell>
          <table:table-cell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Нелинейность</text:p>
          </table:table-cell>
          <table:table-cell office:value-type="float" office:value="88" calcext:value-type="float">
            <text:p>88</text:p>
          </table:table-cell>
          <table:table-cell table:number-columns-repeated="33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acm.mipt.ru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2" table:number-rows-repeated="2">
          <table:table-cell table:number-columns-repeated="37"/>
        </table:table-row>
        <table:table-row table:style-name="ro1">
          <table:table-cell office:value-type="date" office:date-value="2012-12-23" calcext:value-type="date">
            <text:p>2012-12-2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Проверка (гироскоп и нелинейность)</text:p>
          </table:table-cell>
          <table:table-cell office:value-type="float" office:value="120" calcext:value-type="float">
            <text:p>12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6"/>
        </table:table-row>
        <table:table-row table:style-name="ro2">
          <table:table-cell table:number-columns-repeated="5"/>
          <table:table-cell table:style-name="ce7"/>
          <table:table-cell table:number-columns-repeated="31"/>
        </table:table-row>
        <table:table-row table:style-name="ro2" table:number-rows-repeated="16">
          <table:table-cell table:number-columns-repeated="37"/>
        </table:table-row>
        <table:table-row table:style-name="ro2">
          <table:table-cell table:style-name="Default"/>
          <table:table-cell table:number-columns-repeated="36"/>
        </table:table-row>
        <table:table-row table:style-name="ro2">
          <table:table-cell table:number-columns-repeated="5"/>
          <table:table-cell table:style-name="ce7"/>
          <table:table-cell table:number-columns-repeated="31"/>
        </table:table-row>
        <table:table-row table:style-name="ro2" table:number-rows-repeated="13">
          <table:table-cell table:number-columns-repeated="37"/>
        </table:table-row>
        <table:table-row table:style-name="ro2">
          <table:table-cell table:style-name="Default"/>
          <table:table-cell table:number-columns-repeated="36"/>
        </table:table-row>
        <table:table-row table:style-name="ro2">
          <table:table-cell table:number-columns-repeated="5"/>
          <table:table-cell table:style-name="ce7"/>
          <table:table-cell table:number-columns-repeated="31"/>
        </table:table-row>
        <table:table-row table:style-name="ro2" table:number-rows-repeated="20">
          <table:table-cell table:number-columns-repeated="37"/>
        </table:table-row>
        <table:table-row table:style-name="ro2">
          <table:table-cell table:style-name="Default"/>
          <table:table-cell table:number-columns-repeated="36"/>
        </table:table-row>
        <table:table-row table:style-name="ro2">
          <table:table-cell table:number-columns-repeated="5"/>
          <table:table-cell table:style-name="ce7"/>
          <table:table-cell table:number-columns-repeated="31"/>
        </table:table-row>
        <table:table-row table:style-name="ro2" table:number-rows-repeated="16">
          <table:table-cell table:number-columns-repeated="37"/>
        </table:table-row>
        <table:table-row table:style-name="ro2">
          <table:table-cell table:style-name="Default"/>
          <table:table-cell table:number-columns-repeated="36"/>
        </table:table-row>
        <table:table-row table:style-name="ro2">
          <table:table-cell table:number-columns-repeated="5"/>
          <table:table-cell table:style-name="ce7"/>
          <table:table-cell table:number-columns-repeated="31"/>
        </table:table-row>
        <table:table-row table:style-name="ro2" table:number-rows-repeated="3">
          <table:table-cell table:number-columns-repeated="37"/>
        </table:table-row>
        <table:table-row table:style-name="ro2" table:number-rows-repeated="3">
          <table:table-cell table:style-name="Default"/>
          <table:table-cell table:number-columns-repeated="36"/>
        </table:table-row>
        <table:table-row table:style-name="ro2">
          <table:table-cell table:number-columns-repeated="37"/>
        </table:table-row>
      </table:table>
      <table:named-expressions/>
      <table:database-ranges>
        <table:database-range table:name="__Anonymous_Sheet_DB__0" table:target-range-address="Sheet1.AI1:Sheet1.AK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20:04:59.979692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5-07T20:18:02.403954190</dc:date>
    <meta:editing-duration>P5DT4H31M41S</meta:editing-duration>
    <meta:editing-cycles>446</meta:editing-cycles>
    <meta:document-statistic meta:table-count="1" meta:cell-count="13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mean-valu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146cm" svg:y="0.328cm" chart:style-name="ch2">
          <text:p>Minutes (day)</text:p>
        </chart:title>
        <chart:plot-area chart:style-name="ch3" table:cell-range-address="Sheet1.I2:Sheet1.I8 Sheet1.I28:Sheet1.I34 Sheet1.I57:Sheet1.I63 Sheet1.I84:Sheet1.I90 Sheet1.I111:Sheet1.I117 Sheet1.I134:Sheet1.I140 Sheet1.I166:Sheet1.I172 Sheet1.I189:Sheet1.I195 Sheet1.I218:Sheet1.I224 Sheet1.I243:Sheet1.I249 Sheet1.I261:Sheet1.I267 Sheet1.I288:Sheet1.I294 Sheet1.I313:Sheet1.I319 Sheet1.I331:Sheet1.I337 Sheet1.I346:Sheet1.I352 Sheet1.I368:Sheet1.I374 Sheet1.I386:Sheet1.I387" svg:x="1.912cm" svg:y="0.688cm" svg:width="24.615cm" svg:height="8.204cm">
          <chartooo:coordinate-region svg:x="2.719cm" svg:y="0.887cm" svg:width="23cm" svg:height="7.081cm"/>
          <chart:axis chart:dimension="x" chart:name="primary-x" chart:style-name="ch4">
            <chart:title svg:x="13.884cm" svg:y="9.084cm" chart:style-name="ch5">
              <text:p>Day</text:p>
            </chart:title>
          </chart:axis>
          <chart:axis chart:dimension="y" chart:name="primary-y" chart:style-name="ch6">
            <chart:title svg:x="0.81cm" svg:y="5.416cm" chart:style-name="ch7">
              <text:p>Minute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I2:Sheet1.I8 Sheet1.I28:Sheet1.I34 Sheet1.I57:Sheet1.I63 Sheet1.I84:Sheet1.I90 Sheet1.I111:Sheet1.I117 Sheet1.I134:Sheet1.I140 Sheet1.I166:Sheet1.I172 Sheet1.I189:Sheet1.I195 Sheet1.I218:Sheet1.I224 Sheet1.I243:Sheet1.I249 Sheet1.I261:Sheet1.I267 Sheet1.I288:Sheet1.I294 Sheet1.I313:Sheet1.I319 Sheet1.I331:Sheet1.I337 Sheet1.I346:Sheet1.I352 Sheet1.I368:Sheet1.I374 Sheet1.I386:Sheet1.I387" chart:class="chart:bar">
            <chart:mean-value chart:style-name="ch11"/>
            <chart:regression-curve chart:style-name="ch12"/>
            <chart:data-point chart:repeated="1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I Column I Column I Column I Column I Column I Column I Column I Column I Column I Column I Column I Column I Column I 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">
                <text:p>105</text:p>
                <draw:g>
                  <svg:desc>Sheet1.I2:Sheet1.I8 Sheet1.I28:Sheet1.I34 Sheet1.I57:Sheet1.I63 Sheet1.I84:Sheet1.I90 Sheet1.I111:Sheet1.I117 Sheet1.I134:Sheet1.I140 Sheet1.I166:Sheet1.I172 Sheet1.I189:Sheet1.I195 Sheet1.I218:Sheet1.I224 Sheet1.I243:Sheet1.I249 Sheet1.I261:Sheet1.I267 Sheet1.I288:Sheet1.I294 Sheet1.I313:Sheet1.I319 Sheet1.I331:Sheet1.I337 Sheet1.I346:Sheet1.I352 Sheet1.I368:Sheet1.I374 Sheet1.I386:Sheet1.I3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078cm" svg:height="9.008cm" xlink:href=".." xlink:type="simple" chart:class="chart:bar" chart:style-name="ch1">
        <chart:title svg:x="11.326cm" svg:y="0.316cm" chart:style-name="ch2">
          <text:p>Minutes (day of week)</text:p>
        </chart:title>
        <chart:plot-area chart:style-name="ch3" table:cell-range-address="Sheet1.I2:Sheet1.I8 Sheet1.I28:Sheet1.I34 Sheet1.I57:Sheet1.I63 Sheet1.I84:Sheet1.I90 Sheet1.I111:Sheet1.I117 Sheet1.I134:Sheet1.I140 Sheet1.I166:Sheet1.I172 Sheet1.I189:Sheet1.I195 Sheet1.I218:Sheet1.I224 Sheet1.I243:Sheet1.I249 Sheet1.I261:Sheet1.I267 Sheet1.I288:Sheet1.I294 Sheet1.I313:Sheet1.I319 Sheet1.I331:Sheet1.I337 Sheet1.I346:Sheet1.I352 Sheet1.I368:Sheet1.I374 Sheet1.I386:Sheet1.I387" svg:x="1.182cm" svg:y="0.559cm" svg:width="24.809cm" svg:height="7.623cm">
          <chartooo:coordinate-region svg:x="1.989cm" svg:y="0.758cm" svg:width="24.002cm" svg:height="6.777cm"/>
          <chart:axis chart:dimension="x" chart:name="primary-x" chart:style-name="ch4">
            <chart:title svg:x="12.656cm" svg:y="8.362cm" chart:style-name="ch5">
              <text:p>Day of week</text:p>
            </chart:title>
          </chart:axis>
          <chart:axis chart:dimension="y" chart:name="primary-y" chart:style-name="ch6">
            <chart:title svg:x="0.081cm" svg:y="4.996cm" chart:style-name="ch7">
              <text:p>Minutes</text:p>
            </chart:title>
            <chart:grid chart:style-name="ch8" chart:class="major"/>
          </chart:axis>
          <chart:series chart:style-name="ch9" chart:values-cell-range-address="Sheet1.I2:Sheet1.I8" chart:class="chart:bar">
            <chart:data-point chart:repeated="7"/>
          </chart:series>
          <chart:series chart:style-name="ch10" chart:values-cell-range-address="Sheet1.I28:Sheet1.I34" chart:class="chart:bar">
            <chart:data-point chart:repeated="7"/>
          </chart:series>
          <chart:series chart:style-name="ch11" chart:values-cell-range-address="Sheet1.I57:Sheet1.I63" chart:class="chart:bar">
            <chart:data-point chart:repeated="7"/>
          </chart:series>
          <chart:series chart:style-name="ch12" chart:values-cell-range-address="Sheet1.I84:Sheet1.I90" chart:class="chart:bar">
            <chart:data-point chart:repeated="7"/>
          </chart:series>
          <chart:series chart:style-name="ch13" chart:values-cell-range-address="Sheet1.I111:Sheet1.I117" chart:class="chart:bar">
            <chart:data-point chart:repeated="7"/>
          </chart:series>
          <chart:series chart:style-name="ch14" chart:values-cell-range-address="Sheet1.I134:Sheet1.I140" chart:class="chart:bar">
            <chart:data-point chart:repeated="7"/>
          </chart:series>
          <chart:series chart:style-name="ch15" chart:values-cell-range-address="Sheet1.I166:Sheet1.I172" chart:class="chart:bar">
            <chart:data-point chart:repeated="7"/>
          </chart:series>
          <chart:series chart:style-name="ch16" chart:values-cell-range-address="Sheet1.I189:Sheet1.I195" chart:class="chart:bar">
            <chart:data-point chart:repeated="7"/>
          </chart:series>
          <chart:series chart:style-name="ch17" chart:values-cell-range-address="Sheet1.I218:Sheet1.I224" chart:class="chart:bar">
            <chart:data-point chart:repeated="7"/>
          </chart:series>
          <chart:series chart:style-name="ch18" chart:values-cell-range-address="Sheet1.I243:Sheet1.I249" chart:class="chart:bar">
            <chart:data-point chart:repeated="7"/>
          </chart:series>
          <chart:series chart:style-name="ch19" chart:values-cell-range-address="Sheet1.I261:Sheet1.I267" chart:class="chart:bar">
            <chart:data-point chart:repeated="7"/>
          </chart:series>
          <chart:series chart:style-name="ch20" chart:values-cell-range-address="Sheet1.I288:Sheet1.I294" chart:class="chart:bar">
            <chart:data-point chart:repeated="7"/>
          </chart:series>
          <chart:series chart:style-name="ch9" chart:values-cell-range-address="Sheet1.I313:Sheet1.I319" chart:class="chart:bar">
            <chart:data-point chart:repeated="7"/>
          </chart:series>
          <chart:series chart:style-name="ch10" chart:values-cell-range-address="Sheet1.I331:Sheet1.I337" chart:class="chart:bar">
            <chart:data-point chart:repeated="7"/>
          </chart:series>
          <chart:series chart:style-name="ch11" chart:values-cell-range-address="Sheet1.I346:Sheet1.I352" chart:class="chart:bar">
            <chart:data-point chart:repeated="7"/>
          </chart:series>
          <chart:series chart:style-name="ch12" chart:values-cell-range-address="Sheet1.I368:Sheet1.I374" chart:class="chart:bar">
            <chart:data-point chart:repeated="7"/>
          </chart:series>
          <chart:series chart:style-name="ch13" chart:values-cell-range-address="Sheet1.I386:Sheet1.I387" chart:class="chart:bar"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">
                <text:p>105</text:p>
                <draw:g>
                  <svg:desc>Sheet1.I2:Sheet1.I8</svg:desc>
                </draw:g>
              </table:table-cell>
              <table:table-cell office:value-type="float" office:value="152">
                <text:p>152</text:p>
                <draw:g>
                  <svg:desc>Sheet1.I28:Sheet1.I34</svg:desc>
                </draw:g>
              </table:table-cell>
              <table:table-cell office:value-type="float" office:value="60">
                <text:p>60</text:p>
                <draw:g>
                  <svg:desc>Sheet1.I57:Sheet1.I63</svg:desc>
                </draw:g>
              </table:table-cell>
              <table:table-cell office:value-type="float" office:value="300">
                <text:p>300</text:p>
                <draw:g>
                  <svg:desc>Sheet1.I84:Sheet1.I90</svg:desc>
                </draw:g>
              </table:table-cell>
              <table:table-cell office:value-type="float" office:value="200">
                <text:p>200</text:p>
                <draw:g>
                  <svg:desc>Sheet1.I111:Sheet1.I117</svg:desc>
                </draw:g>
              </table:table-cell>
              <table:table-cell office:value-type="float" office:value="242">
                <text:p>242</text:p>
                <draw:g>
                  <svg:desc>Sheet1.I134:Sheet1.I140</svg:desc>
                </draw:g>
              </table:table-cell>
              <table:table-cell office:value-type="float" office:value="360">
                <text:p>360</text:p>
                <draw:g>
                  <svg:desc>Sheet1.I166:Sheet1.I172</svg:desc>
                </draw:g>
              </table:table-cell>
              <table:table-cell office:value-type="float" office:value="130">
                <text:p>130</text:p>
                <draw:g>
                  <svg:desc>Sheet1.I189:Sheet1.I195</svg:desc>
                </draw:g>
              </table:table-cell>
              <table:table-cell office:value-type="float" office:value="195">
                <text:p>195</text:p>
                <draw:g>
                  <svg:desc>Sheet1.I218:Sheet1.I224</svg:desc>
                </draw:g>
              </table:table-cell>
              <table:table-cell office:value-type="float" office:value="150">
                <text:p>150</text:p>
                <draw:g>
                  <svg:desc>Sheet1.I243:Sheet1.I249</svg:desc>
                </draw:g>
              </table:table-cell>
              <table:table-cell office:value-type="float" office:value="100">
                <text:p>100</text:p>
                <draw:g>
                  <svg:desc>Sheet1.I261:Sheet1.I267</svg:desc>
                </draw:g>
              </table:table-cell>
              <table:table-cell office:value-type="float" office:value="320">
                <text:p>320</text:p>
                <draw:g>
                  <svg:desc>Sheet1.I288:Sheet1.I294</svg:desc>
                </draw:g>
              </table:table-cell>
              <table:table-cell office:value-type="float" office:value="NaN">
                <text:p>NaN</text:p>
                <draw:g>
                  <svg:desc>Sheet1.I313:Sheet1.I319</svg:desc>
                </draw:g>
              </table:table-cell>
              <table:table-cell office:value-type="float" office:value="NaN">
                <text:p>NaN</text:p>
                <draw:g>
                  <svg:desc>Sheet1.I331:Sheet1.I337</svg:desc>
                </draw:g>
              </table:table-cell>
              <table:table-cell office:value-type="float" office:value="NaN">
                <text:p>NaN</text:p>
                <draw:g>
                  <svg:desc>Sheet1.I346:Sheet1.I352</svg:desc>
                </draw:g>
              </table:table-cell>
              <table:table-cell office:value-type="float" office:value="NaN">
                <text:p>NaN</text:p>
                <draw:g>
                  <svg:desc>Sheet1.I368:Sheet1.I374</svg:desc>
                </draw:g>
              </table:table-cell>
              <table:table-cell office:value-type="float" office:value="NaN">
                <text:p>NaN</text:p>
                <draw:g>
                  <svg:desc>Sheet1.I386:Sheet1.I3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">
                <text:p>198</text:p>
              </table:table-cell>
              <table:table-cell office:value-type="float" office:value="60">
                <text:p>60</text:p>
              </table:table-cell>
              <table:table-cell office:value-type="float" office:value="284">
                <text:p>284</text:p>
              </table:table-cell>
              <table:table-cell office:value-type="float" office:value="520">
                <text:p>520</text:p>
              </table:table-cell>
              <table:table-cell office:value-type="float" office:value="120">
                <text:p>120</text:p>
              </table:table-cell>
              <table:table-cell office:value-type="float" office:value="473">
                <text:p>473</text:p>
              </table:table-cell>
              <table:table-cell office:value-type="float" office:value="300">
                <text:p>300</text:p>
              </table:table-cell>
              <table:table-cell office:value-type="float" office:value="361">
                <text:p>361</text:p>
              </table:table-cell>
              <table:table-cell office:value-type="float" office:value="480">
                <text:p>480</text:p>
              </table:table-cell>
              <table:table-cell office:value-type="float" office:value="330">
                <text:p>330</text:p>
              </table:table-cell>
              <table:table-cell office:value-type="float" office:value="690">
                <text:p>69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145">
                <text:p>145</text:p>
              </table:table-cell>
              <table:table-cell office:value-type="float" office:value="285">
                <text:p>285</text:p>
              </table:table-cell>
              <table:table-cell office:value-type="float" office:value="300">
                <text:p>300</text:p>
              </table:table-cell>
              <table:table-cell office:value-type="float" office:value="410">
                <text:p>410</text:p>
              </table:table-cell>
              <table:table-cell office:value-type="float" office:value="270">
                <text:p>270</text:p>
              </table:table-cell>
              <table:table-cell office:value-type="float" office:value="510">
                <text:p>510</text:p>
              </table:table-cell>
              <table:table-cell office:value-type="float" office:value="270">
                <text:p>270</text:p>
              </table:table-cell>
              <table:table-cell office:value-type="float" office:value="240">
                <text:p>240</text:p>
              </table:table-cell>
              <table:table-cell office:value-type="float" office:value="210">
                <text:p>21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">
                <text:p>330</text:p>
              </table:table-cell>
              <table:table-cell office:value-type="float" office:value="215">
                <text:p>215</text:p>
              </table:table-cell>
              <table:table-cell office:value-type="float" office:value="330">
                <text:p>330</text:p>
              </table:table-cell>
              <table:table-cell office:value-type="float" office:value="260">
                <text:p>260</text:p>
              </table:table-cell>
              <table:table-cell office:value-type="float" office:value="390">
                <text:p>390</text:p>
              </table:table-cell>
              <table:table-cell office:value-type="float" office:value="300">
                <text:p>300</text:p>
              </table:table-cell>
              <table:table-cell office:value-type="float" office:value="160">
                <text:p>160</text:p>
              </table:table-cell>
              <table:table-cell office:value-type="float" office:value="220">
                <text:p>220</text:p>
              </table:table-cell>
              <table:table-cell office:value-type="float" office:value="175">
                <text:p>175</text:p>
              </table:table-cell>
              <table:table-cell office:value-type="float" office:value="376">
                <text:p>376</text:p>
              </table:table-cell>
              <table:table-cell office:value-type="float" office:value="200">
                <text:p>20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">
                <text:p>330</text:p>
              </table:table-cell>
              <table:table-cell office:value-type="float" office:value="420">
                <text:p>420</text:p>
              </table:table-cell>
              <table:table-cell office:value-type="float" office:value="295">
                <text:p>295</text:p>
              </table:table-cell>
              <table:table-cell office:value-type="float" office:value="385">
                <text:p>385</text:p>
              </table:table-cell>
              <table:table-cell office:value-type="float" office:value="420">
                <text:p>420</text:p>
              </table:table-cell>
              <table:table-cell office:value-type="float" office:value="400">
                <text:p>400</text:p>
              </table:table-cell>
              <table:table-cell office:value-type="float" office:value="386">
                <text:p>386</text:p>
              </table:table-cell>
              <table:table-cell office:value-type="float" office:value="515">
                <text:p>515</text:p>
              </table:table-cell>
              <table:table-cell office:value-type="float" office:value="267">
                <text:p>267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65">
                <text:p>365</text:p>
              </table:table-cell>
              <table:table-cell office:value-type="float" office:value="440">
                <text:p>440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80">
                <text:p>1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10">
                <text:p>210</text:p>
              </table:table-cell>
              <table:table-cell office:value-type="float" office:value="382">
                <text:p>382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340">
                <text:p>340</text:p>
              </table:table-cell>
              <table:table-cell office:value-type="float" office:value="600">
                <text:p>600</text:p>
              </table:table-cell>
              <table:table-cell office:value-type="float" office:value="450">
                <text:p>45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61cm" svg:height="9cm" xlink:href=".." xlink:type="simple" chart:class="chart:line" chart:style-name="ch1">
        <chart:title svg:x="11.992cm" svg:y="0.316cm" chart:style-name="ch2">
          <text:p>Minutes (week)</text:p>
        </chart:title>
        <chart:plot-area chart:style-name="ch3" table:cell-range-address="Sheet1.A28:Sheet1.A28 Sheet1.A57:Sheet1.A57 Sheet1.A84:Sheet1.A84 Sheet1.A111:Sheet1.A111 Sheet1.A134:Sheet1.A134 Sheet1.A166:Sheet1.A166 Sheet1.A189:Sheet1.A189 Sheet1.A218:Sheet1.A218 Sheet1.A243:Sheet1.A243 Sheet1.A261:Sheet1.A261 Sheet1.A288:Sheet1.A288 Sheet1.A313:Sheet1.A313 Sheet1.A331:Sheet1.A331 Sheet1.A346:Sheet1.A346 Sheet1.A368:Sheet1.A368 Sheet1.E2:Sheet1.E2 Sheet1.E28:Sheet1.E28 Sheet1.E57:Sheet1.E57 Sheet1.E84:Sheet1.E84 Sheet1.E111:Sheet1.E111 Sheet1.E134:Sheet1.E134 Sheet1.E166:Sheet1.E166 Sheet1.E189:Sheet1.E189 Sheet1.E218:Sheet1.E218 Sheet1.E243:Sheet1.E243 Sheet1.E261:Sheet1.E261 Sheet1.E288:Sheet1.E288 Sheet1.E313:Sheet1.E313 Sheet1.E331:Sheet1.E331 Sheet1.E346:Sheet1.E346 Sheet1.E368:Sheet1.E368 Sheet1.E386:Sheet1.E386" chart:data-source-has-labels="both" svg:x="1.096cm" svg:y="0.849cm" svg:width="24.759cm" svg:height="7.563cm">
          <chartooo:coordinate-region svg:x="2.088cm" svg:y="1.049cm" svg:width="23.767cm" svg:height="6.318cm"/>
          <chart:axis chart:dimension="x" chart:name="primary-x" chart:style-name="ch4" chartooo:axis-type="text">
            <chart:categories table:cell-range-address="Sheet1.A28:Sheet1.A28 Sheet1.A57:Sheet1.A57 Sheet1.A84:Sheet1.A84 Sheet1.A111:Sheet1.A111 Sheet1.A134:Sheet1.A134 Sheet1.A166:Sheet1.A166 Sheet1.A189:Sheet1.A189 Sheet1.A218:Sheet1.A218 Sheet1.A243:Sheet1.A243 Sheet1.A261:Sheet1.A261 Sheet1.A288:Sheet1.A288 Sheet1.A313:Sheet1.A313 Sheet1.A331:Sheet1.A331 Sheet1.A346:Sheet1.A346 Sheet1.A368:Sheet1.A3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28 Sheet1.E57:Sheet1.E57 Sheet1.E84:Sheet1.E84 Sheet1.E111:Sheet1.E111 Sheet1.E134:Sheet1.E134 Sheet1.E166:Sheet1.E166 Sheet1.E189:Sheet1.E189 Sheet1.E218:Sheet1.E218 Sheet1.E243:Sheet1.E243 Sheet1.E261:Sheet1.E261 Sheet1.E288:Sheet1.E288 Sheet1.E313:Sheet1.E313 Sheet1.E331:Sheet1.E331 Sheet1.E346:Sheet1.E346 Sheet1.E368:Sheet1.E368 Sheet1.E386:Sheet1.E386" chart:label-cell-address="Sheet1.E2:Sheet1.E2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93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41190">
                <text:p>41190</text:p>
                <draw:g>
                  <svg:desc>Sheet1.A28:Sheet1.A28 Sheet1.A57:Sheet1.A57 Sheet1.A84:Sheet1.A84 Sheet1.A111:Sheet1.A111 Sheet1.A134:Sheet1.A134 Sheet1.A166:Sheet1.A166 Sheet1.A189:Sheet1.A189 Sheet1.A218:Sheet1.A218 Sheet1.A243:Sheet1.A243 Sheet1.A261:Sheet1.A261 Sheet1.A288:Sheet1.A288 Sheet1.A313:Sheet1.A313 Sheet1.A331:Sheet1.A331 Sheet1.A346:Sheet1.A346 Sheet1.A368:Sheet1.A368</svg:desc>
                </draw:g>
              </table:table-cell>
              <table:table-cell office:value-type="float" office:value="1312">
                <text:p>1312</text:p>
                <draw:g>
                  <svg:desc>Sheet1.E28:Sheet1.E28 Sheet1.E57:Sheet1.E57 Sheet1.E84:Sheet1.E84 Sheet1.E111:Sheet1.E111 Sheet1.E134:Sheet1.E134 Sheet1.E166:Sheet1.E166 Sheet1.E189:Sheet1.E189 Sheet1.E218:Sheet1.E218 Sheet1.E243:Sheet1.E243 Sheet1.E261:Sheet1.E261 Sheet1.E288:Sheet1.E288 Sheet1.E313:Sheet1.E313 Sheet1.E331:Sheet1.E331 Sheet1.E346:Sheet1.E346 Sheet1.E368:Sheet1.E368 Sheet1.E386:Sheet1.E386</svg:desc>
                </draw:g>
              </table:table-cell>
            </table:table-row>
            <table:table-row>
              <table:table-cell office:value-type="float" office:value="41197">
                <text:p>41200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41211">
                <text:p>412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41232">
                <text:p>41230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41239">
                <text:p>41240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float" office:value="41253">
                <text:p>4125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spline-resolution="2" chart:right-angled-axes="true" chart:mean-value="true"/>
    </style:style>
    <style:style style:name="ch4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mean-valu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line" chart:style-name="ch1">
        <chart:title svg:x="12.146cm" svg:y="0.328cm" chart:style-name="ch2">
          <text:p>Minutes (day)</text:p>
        </chart:title>
        <chart:plot-area chart:style-name="ch3" table:cell-range-address="Sheet1.A3:Sheet1.A8 Sheet1.A28:Sheet1.A34 Sheet1.A57:Sheet1.A63 Sheet1.A84:Sheet1.A90 Sheet1.A111:Sheet1.A117 Sheet1.A134:Sheet1.A140 Sheet1.A166:Sheet1.A172 Sheet1.A189:Sheet1.A195 Sheet1.A243:Sheet1.A249 Sheet1.A261:Sheet1.A267 Sheet1.A288:Sheet1.A294 Sheet1.A313:Sheet1.A319 Sheet1.A331:Sheet1.A337 Sheet1.A346:Sheet1.A352 Sheet1.A368:Sheet1.A374 Sheet1.A386:Sheet1.A387 Sheet1.I2:Sheet1.I8 Sheet1.I28:Sheet1.I34 Sheet1.I57:Sheet1.I63 Sheet1.I84:Sheet1.I90 Sheet1.I111:Sheet1.I117 Sheet1.I134:Sheet1.I140 Sheet1.I166:Sheet1.I172 Sheet1.I189:Sheet1.I195 Sheet1.I243:Sheet1.I249 Sheet1.I261:Sheet1.I267 Sheet1.I288:Sheet1.I294 Sheet1.I313:Sheet1.I319 Sheet1.I331:Sheet1.I337 Sheet1.I346:Sheet1.I352 Sheet1.I368:Sheet1.I374 Sheet1.I386:Sheet1.I387" chart:data-source-has-labels="both" svg:x="1.364cm" svg:y="0.688cm" svg:width="25.161cm" svg:height="9.008cm">
          <chartooo:coordinate-region svg:x="2.703cm" svg:y="0.887cm" svg:width="23.015cm" svg:height="7.081cm"/>
          <chart:axis chart:dimension="x" chart:name="primary-x" chart:style-name="ch4" chartooo:axis-type="text">
            <chart:title svg:x="13.609cm" svg:y="9.088cm" chart:style-name="ch5">
              <text:p>Day</text:p>
            </chart:title>
            <chart:categories table:cell-range-address="Sheet1.A3:Sheet1.A8 Sheet1.A28:Sheet1.A34 Sheet1.A57:Sheet1.A63 Sheet1.A84:Sheet1.A90 Sheet1.A111:Sheet1.A117 Sheet1.A134:Sheet1.A140 Sheet1.A166:Sheet1.A172 Sheet1.A189:Sheet1.A195 Sheet1.A243:Sheet1.A249 Sheet1.A261:Sheet1.A267 Sheet1.A288:Sheet1.A294 Sheet1.A313:Sheet1.A319 Sheet1.A331:Sheet1.A337 Sheet1.A346:Sheet1.A352 Sheet1.A368:Sheet1.A374 Sheet1.A386:Sheet1.A387"/>
          </chart:axis>
          <chart:axis chart:dimension="y" chart:name="primary-y" chart:style-name="ch6">
            <chart:title svg:x="0.262cm" svg:y="5.818cm" chart:style-name="ch7">
              <text:p>Minute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I3:Sheet1.I8 Sheet1.I28:Sheet1.I34 Sheet1.I57:Sheet1.I63 Sheet1.I84:Sheet1.I90 Sheet1.I111:Sheet1.I117 Sheet1.I134:Sheet1.I140 Sheet1.I166:Sheet1.I172 Sheet1.I189:Sheet1.I195 Sheet1.I243:Sheet1.I249 Sheet1.I261:Sheet1.I267 Sheet1.I288:Sheet1.I294 Sheet1.I313:Sheet1.I319 Sheet1.I331:Sheet1.I337 Sheet1.I346:Sheet1.I352 Sheet1.I368:Sheet1.I374 Sheet1.I386:Sheet1.I387" chart:label-cell-address="Sheet1.I2:Sheet1.I2" chart:class="chart:line">
            <chart:mean-value chart:style-name="ch11"/>
            <chart:regression-curve chart:style-name="ch12"/>
            <chart:data-point chart:repeated="10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5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41183">
                <text:p>41180</text:p>
                <draw:g>
                  <svg:desc>Sheet1.A3:Sheet1.A8 Sheet1.A28:Sheet1.A34 Sheet1.A57:Sheet1.A63 Sheet1.A84:Sheet1.A90 Sheet1.A111:Sheet1.A117 Sheet1.A134:Sheet1.A140 Sheet1.A166:Sheet1.A172 Sheet1.A189:Sheet1.A195 Sheet1.A243:Sheet1.A249 Sheet1.A261:Sheet1.A267 Sheet1.A288:Sheet1.A294 Sheet1.A313:Sheet1.A319 Sheet1.A331:Sheet1.A337 Sheet1.A346:Sheet1.A352 Sheet1.A368:Sheet1.A374 Sheet1.A386:Sheet1.A387</svg:desc>
                </draw:g>
              </table:table-cell>
              <table:table-cell office:value-type="float" office:value="198">
                <text:p>198</text:p>
                <draw:g>
                  <svg:desc>Sheet1.I3:Sheet1.I8 Sheet1.I28:Sheet1.I34 Sheet1.I57:Sheet1.I63 Sheet1.I84:Sheet1.I90 Sheet1.I111:Sheet1.I117 Sheet1.I134:Sheet1.I140 Sheet1.I166:Sheet1.I172 Sheet1.I189:Sheet1.I195 Sheet1.I243:Sheet1.I249 Sheet1.I261:Sheet1.I267 Sheet1.I288:Sheet1.I294 Sheet1.I313:Sheet1.I319 Sheet1.I331:Sheet1.I337 Sheet1.I346:Sheet1.I352 Sheet1.I368:Sheet1.I374 Sheet1.I386:Sheet1.I387</svg:desc>
                </draw:g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184">
                <text:p>4118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184">
                <text:p>4118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184">
                <text:p>411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184">
                <text:p>411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1191">
                <text:p>4119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192">
                <text:p>411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192">
                <text:p>41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197">
                <text:p>41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198">
                <text:p>412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198">
                <text:p>412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198">
                <text:p>412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198">
                <text:p>412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199">
                <text:p>41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199">
                <text:p>412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205">
                <text:p>412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211">
                <text:p>412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211">
                <text:p>41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211">
                <text:p>41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211">
                <text:p>4121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1211">
                <text:p>4121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212">
                <text:p>412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212">
                <text:p>41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1219">
                <text:p>4122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1219">
                <text:p>4122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1226">
                <text:p>41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232">
                <text:p>41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232">
                <text:p>4123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234">
                <text:p>412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247">
                <text:p>4125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1247">
                <text:p>41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248">
                <text:p>412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248">
                <text:p>412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1253">
                <text:p>41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253">
                <text:p>4125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253">
                <text:p>412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254">
                <text:p>412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254">
                <text:p>41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254">
                <text:p>4125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1254">
                <text:p>412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61">
                <text:p>412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249cm" svg:height="13.219cm" xlink:href=".." xlink:type="simple" chart:class="chart:circle" chart:style-name="ch1">
        <chart:title svg:x="9.4cm" svg:y="0.4cm" chart:style-name="ch2">
          <text:p>Minutes (subject)</text:p>
        </chart:title>
        <chart:legend chart:legend-position="end" svg:x="17.446cm" svg:y="4.069cm" style:legend-expansion="high" chart:style-name="ch3"/>
        <chart:plot-area chart:style-name="ch4" table:cell-range-address="Sheet1.AI2:Sheet1.AJ11 Sheet1.AJ1:Sheet1.AJ1" chart:data-source-has-labels="both" svg:x="0.444cm" svg:y="1.443cm" svg:width="16.558cm" svg:height="11.51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44cm" svg:y="2.232cm" svg:width="16.558cm" svg:height="9.93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AI2:Sheet1.AI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AJ2:Sheet1.AJ11" chart:label-cell-address="Sheet1.AJ1:Sheet1.AJ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Экология</text:p>
                <draw:g>
                  <svg:desc>Sheet1.AI2:Sheet1.AI11</svg:desc>
                </draw:g>
              </table:table-cell>
              <table:table-cell office:value-type="float" office:value="30">
                <text:p>30</text:p>
                <draw:g>
                  <svg:desc>Sheet1.AJ2:Sheet1.AJ11</svg:desc>
                </draw:g>
              </table:table-cell>
            </table:table-row>
            <table:table-row>
              <table:table-cell office:value-type="string">
                <text:p>Алгоритмы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Информатика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История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Английский язык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АЛКТГ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Лабы по общей физике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Физика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Аналитическая геометрия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Математический анализ</text:p>
              </table:table-cell>
              <table:table-cell office:value-type="float" office:value="5178">
                <text:p>51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